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<text:span text:style-name="T1">Work model</text:span><text:span text:style-name="T1"><text:line-break/></text:span><text:span text:style-name="T1">In-Person, </text:span>Remote &amp; Hybrid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2">Considera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Embrace Divers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not a competition</text:p>
              </text:list-item>
              <text:list-item>
                <text:p>It is important and beneficial to have options</text:p>
              </text:list-item>
              <text:list-item>
                <text:p>It is not “One Size Fits All”</text:p>
              </text:list-item>
              <text:list-item>
                <text:p>Remote and Hybrid are new</text:p>
                <text:list>
                  <text:list-item>
                    <text:p>But showing excellent results in multiple cases</text:p>
                  </text:list-item>
                </text:list>
              </text:list-item>
              <text:list-item>
                <text:p>A lot of influencers defending their preferred method</text:p>
                <text:list>
                  <text:list-item>
                    <text:p text:style-name="P3"><text:span text:style-name="T3">Sometimes ideologically or even </text:span>religiously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Consider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 business model can limit the options</text:p>
              </text:list-item>
              <text:list-item>
                <text:p>Examples: Hospitals, Grocery, car shops, hardware, policing, etc</text:p>
              </text:list-item>
              <text:list-item>
                <text:p>For some people it is not a preference but a need</text:p>
                <text:list>
                  <text:list-item>
                    <text:p>Disabilities</text:p>
                  </text:list-item>
                  <text:list-item>
                    <text:p>Long, risky, and expensive commuting</text:p>
                  </text:list-item>
                  <text:list-item>
                    <text:p>Mental health</text:p>
                  </text:list-item>
                  <text:list-item>
                    <text:p>Need to in-person interaction</text:p>
                  </text:list-item>
                </text:list>
              </text:list-item>
              <text:list-item>
                <text:p>We don’t know yet the real impact of full remo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-Pers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os:</text:p>
                <text:list>
                  <text:list-item>
                    <text:p text:style-name="P4">Most proved one</text:p>
                  </text:list-item>
                  <text:list-item>
                    <text:p>Could improve communication and collaboration</text:p>
                    <text:list>
                      <text:list-item>
                        <text:p>corridor, coffee breaks talks, etc</text:p>
                      </text:list-item>
                    </text:list>
                  </text:list-item>
                  <text:list-item>
                    <text:p>Easier to implement cyber security</text:p>
                  </text:list-item>
                  <text:list-item>
                    <text:p>Helps the city business: restaurants, real state, business, etc</text:p>
                  </text:list-item>
                  <text:list-item>
                    <text:p>Can improve personal connections (or not)</text:p>
                  </text:list-item>
                  <text:list-item>
                    <text:p>More suitable for juniors professionals (mentor/mentee, easier to coach)</text:p>
                  </text:list-item>
                  <text:list-item>
                    <text:p>Easier to foster workplace culture: events, games, happy hours, etc</text:p>
                  </text:list-item>
                  <text:list-item>
                    <text:p>Improve professional development: training session, mentorship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-Pers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s:</text:p>
                <text:list>
                  <text:list-item>
                    <text:p>Communing: Cost, time, stress, pollution, accidents, etc</text:p>
                  </text:list-item>
                  <text:list-item>
                    <text:p>Distractions: offices can be noisy and full of interruptions</text:p>
                  </text:list-item>
                  <text:list-item>
                    <text:p>Health concerns: increase the risk of exposure to disease</text:p>
                  </text:list-item>
                  <text:list-item>
                    <text:p>Cost: leasing, supplies, equipments, bills, etc</text:p>
                  </text:list-item>
                  <text:list-item>
                    <text:p>Limit to geographical talent pool</text:p>
                  </text:list-item>
                  <text:list-item>
                    <text:p>Worse work-life-bal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Remo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os:</text:p>
                <text:list>
                  <text:list-item>
                    <text:p>Flexibility: housing, work hours, etc.</text:p>
                  </text:list-item>
                  <text:list-item>
                    <text:p>Cost savings for all parties</text:p>
                  </text:list-item>
                  <text:list-item>
                    <text:p>No commuting: Less pollution, accidents, traffic, stress, etc</text:p>
                  </text:list-item>
                  <text:list-item>
                    <text:p>Reduced distractions (or not)</text:p>
                  </text:list-item>
                  <text:list-item>
                    <text:p>Better work/life balance (if you avoid the traps)</text:p>
                  </text:list-item>
                  <text:list-item>
                    <text:p>Access to “global” talent pool (risk for employe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Remo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s:</text:p>
                <text:list>
                  <text:list-item>
                    <text:p>Isolation: lack of socialization and feeling of belonging</text:p>
                  </text:list-item>
                  <text:list-item>
                    <text:p>Communication challenges: calls issues, non-verbal communication</text:p>
                  </text:list-item>
                  <text:list-item>
                    <text:p>Easier to Burnout: (potential to worse work/life balance)</text:p>
                  </text:list-item>
                  <text:list-item>
                    <text:p>Higher cyber security risks: Confidentiality, Integrity and Availability</text:p>
                  </text:list-item>
                  <text:list-item>
                    <text:p>Challenges for collaboration: complex projects that requires in-person interactions</text:p>
                  </text:list-item>
                  <text:list-item>
                    <text:p text:style-name="P3">Harder for micro-management (this is good right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Hybri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ximizes the Pros</text:p>
              </text:list-item>
              <text:list-item>
                <text:p>Minimizes the C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4:04:11.554595130</meta:creation-date>
    <meta:editing-duration>PT28M15S</meta:editing-duration>
    <meta:editing-cycles>5</meta:editing-cycles>
    <meta:generator>LibreOffice/24.2.4.2$MacOSX_AARCH64 LibreOffice_project/51a6219feb6075d9a4c46691dcfe0cd9c4fff3c2</meta:generator>
    <dc:title>Blueprint Plans</dc:title>
    <dc:date>2024-07-07T16:06:22.208816103</dc:date>
    <meta:document-statistic meta:object-count="87"/>
  </office:meta>
</office:document-meta>
</file>